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3"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4"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5" style:family="paragraph" style:parent-style-name="Text_20_body" style:list-style-name="L2">
      <style:text-properties officeooo:rsid="0009de90"/>
    </style:style>
    <style:style style:name="P16" style:family="paragraph" style:parent-style-name="Text_20_body">
      <style:text-properties officeooo:rsid="0009de90"/>
    </style:style>
    <style:style style:name="P17"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8" style:family="paragraph" style:parent-style-name="Text_20_body" style:list-style-name="L3">
      <style:text-properties fo:font-weight="bold" officeooo:rsid="0009de90" style:font-weight-asian="bold" style:font-weight-complex="bold"/>
    </style:style>
    <style:style style:name="P19" style:family="paragraph" style:parent-style-name="Text_20_body" style:list-style-name="L3">
      <style:text-properties fo:font-weight="normal" officeooo:rsid="0009de90" style:font-weight-asian="normal" style:font-weight-complex="normal"/>
    </style:style>
    <style:style style:name="P20" style:family="paragraph" style:parent-style-name="Heading_20_4">
      <style:text-properties fo:font-weight="normal" officeooo:rsid="0009de90" style:font-size-asian="10.5pt" style:font-weight-asian="normal" style:font-weight-complex="normal"/>
    </style:style>
    <style:style style:name="P21" style:family="paragraph" style:parent-style-name="Text_20_body" style:list-style-name="L4">
      <style:text-properties fo:font-weight="bold" officeooo:rsid="0009de90" style:font-weight-asian="bold" style:font-weight-complex="bold"/>
    </style:style>
    <style:style style:name="P22" style:family="paragraph" style:parent-style-name="Text_20_body" style:list-style-name="L4">
      <style:text-properties fo:font-weight="normal" officeooo:rsid="0009de90" style:font-weight-asian="normal" style:font-weight-complex="normal"/>
    </style:style>
    <style:style style:name="P23" style:family="paragraph" style:parent-style-name="Text_20_body" style:list-style-name="L5">
      <style:text-properties fo:font-weight="bold" officeooo:rsid="0009de90" style:font-weight-asian="bold" style:font-weight-complex="bold"/>
    </style:style>
    <style:style style:name="P24" style:family="paragraph" style:parent-style-name="Text_20_body" style:list-style-name="L5">
      <style:text-properties fo:font-weight="normal" officeooo:rsid="0009de90" style:font-weight-asian="normal" style:font-weight-complex="normal"/>
    </style:style>
    <style:style style:name="P25" style:family="paragraph" style:parent-style-name="Text_20_body" style:list-style-name="L6">
      <style:text-properties fo:font-weight="bold" officeooo:rsid="0009de90" style:font-weight-asian="bold" style:font-weight-complex="bold"/>
    </style:style>
    <style:style style:name="P26" style:family="paragraph" style:parent-style-name="Text_20_body" style:list-style-name="L6">
      <style:text-properties fo:font-weight="normal" officeooo:rsid="0009de90" style:font-weight-asian="normal" style:font-weight-complex="normal"/>
    </style:style>
    <style:style style:name="P27"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8" style:family="paragraph" style:parent-style-name="Text_20_body" style:list-style-name="L7">
      <style:text-properties fo:font-weight="normal" officeooo:rsid="0009de90" officeooo:paragraph-rsid="0009de90" style:font-weight-asian="normal" style:font-weight-complex="normal"/>
    </style:style>
    <style:style style:name="P29" style:family="paragraph" style:parent-style-name="Text_20_body" style:list-style-name="L8">
      <style:text-properties fo:font-weight="bold" officeooo:rsid="0009de90" officeooo:paragraph-rsid="0009de90" style:font-weight-asian="bold" style:font-weight-complex="bold"/>
    </style:style>
    <style:style style:name="P30" style:family="paragraph" style:parent-style-name="Text_20_body" style:list-style-name="L9">
      <style:text-properties fo:font-weight="normal" officeooo:rsid="0009de90" officeooo:paragraph-rsid="0009de90" style:font-weight-asian="normal" style:font-weight-complex="normal"/>
    </style:style>
    <style:style style:name="P31" style:family="paragraph" style:parent-style-name="Text_20_body">
      <style:text-properties fo:font-weight="normal" officeooo:rsid="0009de90" officeooo:paragraph-rsid="0009de90" style:font-weight-asian="normal" style:font-weight-complex="normal"/>
    </style:style>
    <style:style style:name="P32" style:family="paragraph" style:parent-style-name="Text_20_body" style:list-style-name="L10">
      <style:text-properties officeooo:rsid="0009de90"/>
    </style:style>
    <style:style style:name="P3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5"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6" style:family="paragraph" style:parent-style-name="Text_20_body" style:list-style-name="L11">
      <style:text-properties fo:font-weight="normal" officeooo:rsid="000a9f36" style:font-weight-asian="normal" style:font-weight-complex="normal"/>
    </style:style>
    <style:style style:name="P37" style:family="paragraph" style:parent-style-name="Text_20_body">
      <style:text-properties fo:font-weight="bold" officeooo:rsid="000a9f36" style:font-weight-asian="bold" style:font-weight-complex="bold"/>
    </style:style>
    <style:style style:name="P38" style:family="paragraph" style:parent-style-name="Text_20_body" style:list-style-name="L12">
      <style:text-properties fo:font-weight="normal" officeooo:rsid="000a9f36" style:font-weight-asian="normal" style:font-weight-complex="normal"/>
    </style:style>
    <style:style style:name="P39" style:family="paragraph" style:parent-style-name="Text_20_body" style:list-style-name="L13">
      <style:text-properties fo:font-weight="normal" officeooo:rsid="000a9f36" style:font-weight-asian="normal" style:font-weight-complex="normal"/>
    </style:style>
    <style:style style:name="P40" style:family="paragraph" style:parent-style-name="Text_20_body">
      <style:text-properties fo:font-weight="normal" officeooo:rsid="000a9f36" style:font-weight-asian="normal" style:font-weight-complex="normal"/>
    </style:style>
    <style:style style:name="P41"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2"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5"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6"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9"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50"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1" style:family="paragraph" style:parent-style-name="Text_20_body" style:list-style-name="L15">
      <style:text-properties officeooo:rsid="000d17da" officeooo:paragraph-rsid="000d17da" style:font-size-asian="12pt"/>
    </style:style>
    <style:style style:name="P52"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3" style:family="paragraph" style:parent-style-name="Text_20_body" style:list-style-name="L17">
      <style:text-properties fo:font-weight="bold" officeooo:rsid="000d17da" officeooo:paragraph-rsid="000eef89" style:font-size-asian="12pt" style:font-weight-asian="bold" style:font-weight-complex="bold"/>
    </style:style>
    <style:style style:name="P54" style:family="paragraph" style:parent-style-name="Text_20_body" style:list-style-name="L18">
      <style:text-properties fo:font-weight="bold" officeooo:rsid="000d17da" officeooo:paragraph-rsid="000eef89" style:font-size-asian="12pt" style:font-weight-asian="bold" style:font-weight-complex="bold"/>
    </style:style>
    <style:style style:name="P55" style:family="paragraph" style:parent-style-name="Text_20_body" style:list-style-name="L19">
      <style:text-properties fo:font-weight="bold" officeooo:rsid="000d17da" officeooo:paragraph-rsid="000eef89" style:font-size-asian="12pt" style:font-weight-asian="bold" style:font-weight-complex="bold"/>
    </style:style>
    <style:style style:name="P56"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7"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0"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1" style:family="paragraph" style:parent-style-name="Text_20_body" style:list-style-name="L20">
      <style:text-properties fo:font-weight="bold" officeooo:rsid="000d17da" style:font-size-asian="12pt" style:font-weight-asian="bold" style:font-weight-complex="bold"/>
    </style:style>
    <style:style style:name="P62"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Text_20_body" style:list-style-name="L21">
      <style:text-properties fo:font-weight="bold" officeooo:rsid="000d17da" style:font-size-asian="12pt" style:font-weight-asian="bold" style:font-weight-complex="bold"/>
    </style:style>
    <style:style style:name="P64" style:family="paragraph" style:parent-style-name="Text_20_body" style:list-style-name="L22">
      <style:text-properties fo:font-weight="bold" officeooo:rsid="000d17da" style:font-size-asian="12pt" style:font-weight-asian="bold" style:font-weight-complex="bold"/>
    </style:style>
    <style:style style:name="P65" style:family="paragraph" style:parent-style-name="Text_20_body">
      <style:text-properties style:font-name="Liberation Serif" fo:font-weight="normal" officeooo:rsid="000d17da" style:font-size-asian="12pt" style:font-weight-asian="normal" style:font-weight-complex="normal"/>
    </style:style>
    <style:style style:name="P66"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7" style:family="paragraph" style:parent-style-name="Text_20_body" style:list-style-name="L23">
      <style:text-properties fo:font-weight="bold" officeooo:rsid="000d17da" style:font-size-asian="12pt" style:font-weight-asian="bold" style:font-weight-complex="bold"/>
    </style:style>
    <style:style style:name="P6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9"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0" style:family="paragraph" style:parent-style-name="Text_20_body" style:list-style-name="L24">
      <style:text-properties fo:font-weight="bold" officeooo:rsid="000eef89" style:font-size-asian="12pt" style:font-weight-asian="bold" style:font-weight-complex="bold"/>
    </style:style>
    <style:style style:name="P71"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2" style:family="paragraph" style:parent-style-name="Text_20_body" style:list-style-name="L24">
      <style:text-properties fo:font-weight="normal" officeooo:rsid="000eef89" style:font-size-asian="12pt" style:font-weight-asian="normal" style:font-weight-complex="normal"/>
    </style:style>
    <style:style style:name="P73"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4" style:family="paragraph" style:parent-style-name="Text_20_body">
      <style:text-properties officeooo:rsid="000eef89" style:font-size-asian="12pt"/>
    </style:style>
    <style:style style:name="P75" style:family="paragraph" style:parent-style-name="Text_20_body" style:list-style-name="L25">
      <style:text-properties officeooo:rsid="000eef89" style:font-size-asian="12pt"/>
    </style:style>
    <style:style style:name="P76" style:family="paragraph" style:parent-style-name="Text_20_body" style:list-style-name="L26">
      <style:text-properties fo:font-weight="bold" officeooo:rsid="000eef89" style:font-size-asian="12pt" style:font-weight-asian="bold" style:font-weight-complex="bold"/>
    </style:style>
    <style:style style:name="P77" style:family="paragraph" style:parent-style-name="Text_20_body" style:list-style-name="L27">
      <style:text-properties fo:font-weight="bold" officeooo:rsid="000eef89" style:font-size-asian="12pt" style:font-weight-asian="bold" style:font-weight-complex="bold"/>
    </style:style>
    <style:style style:name="P78"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9"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0"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2"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4"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5"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6"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7"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8" style:family="paragraph" style:parent-style-name="Text_20_body" style:list-style-name="L29"/>
    <style:style style:name="P89" style:family="paragraph" style:parent-style-name="Text_20_body" style:list-style-name="L30">
      <style:text-properties officeooo:rsid="001366a2" officeooo:paragraph-rsid="001366a2"/>
    </style:style>
    <style:style style:name="P90"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1"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2" style:family="paragraph" style:parent-style-name="Preformatted_20_Text">
      <style:paragraph-properties fo:margin-top="0cm" fo:margin-bottom="0.499cm" style:contextual-spacing="false"/>
    </style:style>
    <style:style style:name="P93" style:family="paragraph" style:parent-style-name="Text_20_body" style:list-style-name="L32">
      <style:text-properties officeooo:rsid="00172e31" officeooo:paragraph-rsid="00172e31"/>
    </style:style>
    <style:style style:name="P94"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9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a7347"/>
    </style:style>
    <style:style style:name="T9" style:family="text">
      <style:text-properties officeooo:rsid="00109908"/>
    </style:style>
    <style:style style:name="T10" style:family="text">
      <style:text-properties officeooo:rsid="00125602"/>
    </style:style>
    <style:style style:name="T11" style:family="text">
      <style:text-properties officeooo:rsid="001366a2"/>
    </style:style>
    <style:style style:name="T12" style:family="text">
      <style:text-properties fo:font-weight="bold"/>
    </style:style>
    <style:style style:name="T13" style:family="text">
      <style:text-properties officeooo:rsid="00167eec"/>
    </style:style>
    <style:style style:name="T14" style:family="text">
      <style:text-properties officeooo:rsid="001b9eb0"/>
    </style:style>
    <style:style style:name="T15" style:family="text">
      <style:text-properties officeooo:rsid="001cf23d"/>
    </style:style>
    <style:style style:name="T16" style:family="text">
      <style:text-properties officeooo:rsid="001e062f"/>
    </style:style>
    <style:style style:name="T17" style:family="text">
      <style:text-properties officeooo:rsid="001cb84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02.03.26</text:p>
      <text:p text:style-name="P5"/>
      <text:p text:style-name="P6">Choix du projet : Agent IA pour de la revue de code. Pdf fourni avec l’explication des choix technologiques voulu et l’intention de l’application.</text:p>
      <text:p text:style-name="P6"/>
      <text:p text:style-name="P7">10.03.26</text:p>
      <text:p text:style-name="P8"/>
      <text:p text:style-name="P9">Création avec l’IA d’un plan de développement et de la détermination des outils utilisés</text:p>
      <text:p text:style-name="P9"/>
      <text:p text:style-name="P10">Prompt utilisé :</text:p>
      <text:p text:style-name="P11">Je dois créer une IA qui fait de la review de code :</text:p>
      <text:p text:style-name="P11">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1">Elle devra aussi vérifier la cohérence de l'écriture (pour la fermeture ouverture guillement ou encore les snakeCase ou camel_case).</text:p>
      <text:p text:style-name="P11"><text:soft-page-break/>Elle expliquera aussi les erreurs que peuvent rencontrer le code.</text:p>
      <text:p text:style-name="P11">Je ne sais pas comment débuter le projet, je n'ai aucune idée de ou chercher, et j'aimerais que tu m'aides pour ce projet.</text:p>
      <text:p text:style-name="P11">Le code du projet sera en python. On se concentrera d'abord sur de la review uniquement sur du code python. Tu devras me faire un PRD et des spec avec un user storie.</text:p>
      <text:p text:style-name="P11">Tu débuteras d'abord sur la première étape expliqué pas à pas, et quand je te le dirais on passera à l'étape suivante/</text:p>
      <text:p text:style-name="P11"/>
      <text:list text:style-name="L1">
        <text:list-item>
          <text:p text:style-name="P12">PRD</text:p>
        </text:list-item>
      </text:list>
      <text:p text:style-name="P13"/>
      <text:list xml:id="list92402665417130" text:continue-numbering="true" text:style-name="L1">
        <text:list-item>
          <text:list>
            <text:list-item>
              <text:p text:style-name="P12">Objectif général du produit :</text:p>
            </text:list-item>
          </text:list>
        </text:list-item>
      </text:list>
      <text:p text:style-name="P13"/>
      <text:p text:style-name="P14">Créer un outil automatisé de <text:span text:style-name="Strong_20_Emphasis"><text:span text:style-name="T2">revue de code Python</text:span></text:span> qui :</text:p>
      <text:list text:style-name="L2">
        <text:list-item>
          <text:p text:style-name="P15">Analyse la qualité et la cohérence du code (style, conventions, erreurs potentielles).</text:p>
        </text:list-item>
        <text:list-item>
          <text:p text:style-name="P15">Propose des améliorations algorithmiques basées sur des connaissances extraites de documents PDF de référence (articles, cours d’experts).</text:p>
        </text:list-item>
        <text:list-item>
          <text:p text:style-name="P15">Fournit des explications claires sur les problèmes détectés.</text:p>
        </text:list-item>
      </text:list>
      <text:p text:style-name="P16">Public cible : développeurs, équipes souhaitant automatiser une partie de leurs revues de code, étudiants apprenant les bonnes pratiques.</text:p>
      <text:p text:style-name="P3"/>
      <text:list xml:id="list92401889613385" text:continue-list="list92402665417130" text:style-name="L1">
        <text:list-item>
          <text:list>
            <text:list-item>
              <text:p text:style-name="P12">Fonctionnalités principales :</text:p>
            </text:list-item>
          </text:list>
        </text:list-item>
      </text:list>
      <text:p text:style-name="P13"/>
      <text:h text:style-name="P17" text:outline-level="4">A. Analyse syntaxique et stylistique</text:h>
      <text:list text:style-name="L3">
        <text:list-item>
          <text:p text:style-name="P18"><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9">Contrôle de la cohérence des guillemets (simples/doubles) dans tout le fichier.</text:p>
        </text:list-item>
        <text:list-item>
          <text:p text:style-name="P19">Détection d’erreurs basiques : variables non utilisées, importations inutiles, etc.</text:p>
        </text:list-item>
        <text:list-item>
          <text:p text:style-name="P19">Génération d’un rapport lisible avec les lignes concernées et une explication.</text:p>
        </text:list-item>
      </text:list>
      <text:h text:style-name="P20" text:outline-level="4">B. Analyse algorithmique avancée</text:h>
      <text:list text:style-name="L4">
        <text:list-item>
          <text:p text:style-name="P21"><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2">Comparaison du code soumis avec des patrons algorithmiques reconnus (ex : remplacer une boucle naïve par une approche plus efficace).</text:p>
        </text:list-item>
        <text:list-item>
          <text:p text:style-name="P21"><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20" text:outline-level="4">C. Explication des erreurs et suggestions</text:h>
      <text:list text:style-name="L5">
        <text:list-item>
          <text:p text:style-name="P23"><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4"><text:soft-page-break/>Suggestion de correction immédiate (quand c’est possible).</text:p>
        </text:list-item>
      </text:list>
      <text:h text:style-name="P20" text:outline-level="4">D. Interface et utilisation</text:h>
      <text:list text:style-name="L6">
        <text:list-item>
          <text:p text:style-name="P25"><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6">Possibilité d’intégration future dans un IDE ou un service web.</text:p>
        </text:list-item>
      </text:list>
      <text:p text:style-name="P13"/>
      <text:list xml:id="list92403086388074" text:continue-list="list92401889613385" text:style-name="L1">
        <text:list-item>
          <text:list>
            <text:list-item>
              <text:p text:style-name="P12">Contraintes techniques :</text:p>
            </text:list-item>
          </text:list>
        </text:list-item>
      </text:list>
      <text:p text:style-name="P13"/>
      <text:p text:style-name="P27"><text:span text:style-name="T2">Langage de développement : </text:span><text:span text:style-name="Strong_20_Emphasis"><text:span text:style-name="T2">Python 3.9+</text:span></text:span></text:p>
      <text:list text:style-name="L7">
        <text:list-item>
          <text:p text:style-name="P28">Modules externes envisagés :</text:p>
        </text:list-item>
      </text:list>
      <text:list text:style-name="L8">
        <text:list-item>
          <text:p text:style-name="P29"><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9"><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9"><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9"><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9"><text:span text:style-name="T2">Tests : </text:span><text:span text:style-name="Source_20_Text"><text:span text:style-name="T2">pytest</text:span></text:span></text:p>
        </text:list-item>
      </text:list>
      <text:list text:style-name="L9">
        <text:list-item>
          <text:p text:style-name="P30">Gestion de versions : Git (dépôt GitHub/GitLab)</text:p>
        </text:list-item>
      </text:list>
      <text:p text:style-name="P31"/>
      <text:list xml:id="list92401954823818" text:continue-list="list92403086388074" text:style-name="L1">
        <text:list-item>
          <text:list>
            <text:list-item>
              <text:p text:style-name="P12">User Stories :</text:p>
            </text:list-item>
          </text:list>
        </text:list-item>
      </text:list>
      <text:p text:style-name="P13"/>
      <text:p text:style-name="P14">Les user stories décrivent ce que l’utilisateur veut accomplir avec le produit. Elles seront notre fil rouge pour prioriser les fonctionnalités.</text:p>
      <text:list text:style-name="L10">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2"><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2"><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2"><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2"><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text:soft-page-break/></text:p>
      <text:p text:style-name="P3"/>
      <text:list xml:id="list92402527031251" text:continue-list="list92401954823818" text:style-name="L1">
        <text:list-item>
          <text:list>
            <text:list-item>
              <text:p text:style-name="P33">Prioritisation :</text:p>
            </text:list-item>
          </text:list>
        </text:list-item>
      </text:list>
      <text:p text:style-name="P34"/>
      <text:p text:style-name="P35"><text:span text:style-name="Strong_20_Emphasis"><text:span text:style-name="T2">Version minimale (MVP)</text:span></text:span><text:span text:style-name="T2"> :</text:span></text:p>
      <text:list text:style-name="L11">
        <text:list-item>
          <text:p text:style-name="P36">Analyse de base du code Python (AST) pour détecter les erreurs évidentes.</text:p>
        </text:list-item>
        <text:list-item>
          <text:p text:style-name="P36">Vérification des conventions de nommage et guillemets.</text:p>
        </text:list-item>
        <text:list-item>
          <text:p text:style-name="P36">Rapports simples en console.</text:p>
        </text:list-item>
        <text:list-item>
          <text:p text:style-name="P36">Pas d’analyse algorithmique avancée, juste une base de règles prédéfinies.</text:p>
        </text:list-item>
      </text:list>
      <text:p text:style-name="P37"><text:span text:style-name="Strong_20_Emphasis"><text:span text:style-name="T2">Version 2</text:span></text:span><text:span text:style-name="T2"> :</text:span></text:p>
      <text:list text:style-name="L12">
        <text:list-item>
          <text:p text:style-name="P38">Intégration de l’extraction de connaissances à partir de PDF (premiers tests sur des documents simples).</text:p>
        </text:list-item>
        <text:list-item>
          <text:p text:style-name="P38">Suggestions algorithmiques simples.</text:p>
        </text:list-item>
      </text:list>
      <text:p text:style-name="P37"><text:span text:style-name="Strong_20_Emphasis"><text:span text:style-name="T2">Version 3</text:span></text:span><text:span text:style-name="T2"> :</text:span></text:p>
      <text:list text:style-name="L13">
        <text:list-item>
          <text:p text:style-name="P39">Amélioration de l’IA via apprentissage automatique sur les PDF.</text:p>
        </text:list-item>
        <text:list-item>
          <text:p text:style-name="P39">Interface graphique ou plugin IDE.</text:p>
        </text:list-item>
      </text:list>
      <text:p text:style-name="P40"><text:span text:style-name="Strong_20_Emphasis"><text:span text:style-name="T3"/></text:span></text:p>
      <text:list text:continue-list="list92402527031251" text:style-name="L1">
        <text:list-item>
          <text:p text:style-name="P41">Conception Technique et Architecture</text:p>
        </text:list-item>
      </text:list>
      <text:p text:style-name="P42"/>
      <text:p text:style-name="P42"/>
      <text:list xml:id="list92402451689677" text:continue-numbering="true" text:style-name="L1">
        <text:list-item>
          <text:list>
            <text:list-item>
              <text:p text:style-name="P43">Architecture générale</text:p>
            </text:list-item>
          </text:list>
        </text:list-item>
      </text:list>
      <text:p text:style-name="P44"/>
      <text:list text:style-name="L14">
        <text:list-item>
          <text:p text:style-name="P45">code_review_ai/</text:p>
          <text:list>
            <text:list-item>
              <text:p text:style-name="P45">core/</text:p>
              <text:list>
                <text:list-item>
                  <text:p text:style-name="P45">parser.py <text:tab/><text:tab/><text:tab/># Analyse du code</text:p>
                </text:list-item>
                <text:list-item>
                  <text:p text:style-name="P45">style_checker.py<text:tab/><text:tab/># Vérification stylistiques</text:p>
                </text:list-item>
                <text:list-item>
                  <text:p text:style-name="P45">error_detector.py<text:tab/><text:tab/># Détection d’erreurs</text:p>
                </text:list-item>
                <text:list-item>
                  <text:p text:style-name="P45">algorithm_advisor.py<text:tab/><text:tab/># Suggestions algorithmique</text:p>
                </text:list-item>
              </text:list>
            </text:list-item>
            <text:list-item>
              <text:p text:style-name="P45">knowledge/</text:p>
              <text:list>
                <text:list-item>
                  <text:p text:style-name="P45">pdf_extractor.py<text:tab/><text:tab/># Extraction depuis pdf</text:p>
                </text:list-item>
                <text:list-item>
                  <text:p text:style-name="P45">knowlegde_base.py<text:tab/><text:tab/># Base de règles/algorithmes</text:p>
                </text:list-item>
                <text:list-item>
                  <text:p text:style-name="P45">matcher.py<text:tab/><text:tab/><text:tab/># Comparaison code / connaissances</text:p>
                </text:list-item>
              </text:list>
            </text:list-item>
            <text:list-item>
              <text:p text:style-name="P45">reporting/</text:p>
              <text:list>
                <text:list-item>
                  <text:p text:style-name="P45">formatter.py <text:tab/><text:tab/><text:tab/># Mise en forme </text:p>
                </text:list-item>
                <text:list-item>
                  <text:p text:style-name="P45">explainer.py <text:tab/><text:tab/><text:tab/># Générateur d’explications</text:p>
                </text:list-item>
              </text:list>
            </text:list-item>
            <text:list-item>
              <text:p text:style-name="P45">cli/</text:p>
              <text:list>
                <text:list-item>
                  <text:p text:style-name="P45">main.py<text:tab/><text:tab/><text:tab/># Point d’entrée principales</text:p>
                </text:list-item>
              </text:list>
            </text:list-item>
            <text:list-item>
              <text:p text:style-name="P45">tests/<text:tab/><text:tab/><text:tab/><text:tab/><text:tab/># Tests unitaires et d’intégrations</text:p>
            </text:list-item>
            <text:list-item>
              <text:p text:style-name="P45">config/<text:tab/><text:tab/><text:tab/><text:tab/><text:tab/># Configuration (règles, chemin etc.)</text:p>
            </text:list-item>
            <text:list-item>
              <text:p text:style-name="P45">agent.md<text:tab/><text:tab/><text:tab/><text:tab/># Description de l’agent</text:p>
            </text:list-item>
            <text:list-item>
              <text:p text:style-name="P45">README.md<text:tab/><text:tab/><text:tab/><text:tab/># Présentation générale du projet</text:p>
            </text:list-item>
            <text:list-item>
              <text:p text:style-name="P45">PRD.md<text:tab/><text:tab/><text:tab/><text:tab/># Product Requierment</text:p>
            </text:list-item>
            <text:list-item>
              <text:p text:style-name="P45">setup.py</text:p>
            </text:list-item>
          </text:list>
        </text:list-item>
      </text:list>
      <text:p text:style-name="P46"/>
      <text:p text:style-name="P46"><text:soft-page-break/></text:p>
      <text:p text:style-name="P46"/>
      <text:list xml:id="list92402299695423" text:continue-list="list92402451689677" text:style-name="L1">
        <text:list-item>
          <text:list>
            <text:list-item>
              <text:p text:style-name="P47">Choix technologiques</text:p>
              <text:list>
                <text:list-item>
                  <text:p text:style-name="P48">Analyse du code python</text:p>
                </text:list-item>
              </text:list>
            </text:list-item>
          </text:list>
        </text:list-item>
      </text:list>
      <text:list text:style-name="L15">
        <text:list-item>
          <text:p text:style-name="P49"><text:span text:style-name="T4">ast en module standart pour parcourir l’arbre syntaxique</text:span></text:p>
        </text:list-item>
        <text:list-item>
          <text:p text:style-name="P50"><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51"><text:span text:style-name="Source_20_Text"><text:span text:style-name="T5">black</text:span></text:span><text:span text:style-name="T5"> : pour vérifier le formatage (optionnel, car on peut définir nos propres règles de style).</text:span></text:p>
        </text:list-item>
        <text:list-item>
          <text:p text:style-name="P51"><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92401085815548" text:continue-list="list92402299695423" text:style-name="L1">
        <text:list-item>
          <text:list>
            <text:list-item>
              <text:list>
                <text:list-item>
                  <text:p text:style-name="P48"><text:s/>Extraction des connaissances sur des pdf</text:p>
                </text:list-item>
              </text:list>
            </text:list-item>
          </text:list>
        </text:list-item>
      </text:list>
      <text:list text:style-name="L16">
        <text:list-item>
          <text:p text:style-name="P52"><text:span text:style-name="Source_20_Text"><text:span text:style-name="T6">PyPDF2</text:span></text:span><text:span text:style-name="T6"> : simple, gratuit, mais limité pour les PDF complexes (tableaux, formules).</text:span></text:p>
        </text:list-item>
      </text:list>
      <text:list text:style-name="L17">
        <text:list-item>
          <text:p text:style-name="P53"><text:span text:style-name="Source_20_Text"><text:span text:style-name="T6">pdfplumber</text:span></text:span><text:span text:style-name="T6"> : meilleur pour extraire du texte et des tableaux de manière plus fiable.</text:span></text:p>
        </text:list-item>
      </text:list>
      <text:list text:style-name="L18">
        <text:list-item>
          <text:p text:style-name="P54"><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5"><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6"/>
      <text:list text:continue-list="list92401085815548" text:style-name="L1">
        <text:list-item>
          <text:list>
            <text:list-item>
              <text:list>
                <text:list-item>
                  <text:p text:style-name="P57">Base de connaissance</text:p>
                </text:list-item>
              </text:list>
            </text:list-item>
          </text:list>
        </text:list-item>
      </text:list>
      <text:p text:style-name="P58">Stockage des “recettes” algorithmiques sous forme structurée <text:span text:style-name="T7">(json)</text:span></text:p>
      <text:p text:style-name="P58"/>
      <text:list xml:id="list92403111941927" text:continue-numbering="true" text:style-name="L1">
        <text:list-item>
          <text:list>
            <text:list-item>
              <text:list>
                <text:list-item>
                  <text:p text:style-name="P57">Comparaison code &lt;&gt; connaissance</text:p>
                </text:list-item>
              </text:list>
            </text:list-item>
          </text:list>
        </text:list-item>
      </text:list>
      <text:p text:style-name="P59"/>
      <text:p text:style-name="P60">Deux approches complémentaires :</text:p>
      <text:list text:style-name="L20">
        <text:list-item>
          <text:p text:style-name="P61"><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61"><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9"/>
      <text:list xml:id="list92401679442286" text:continue-list="list92403111941927" text:style-name="L1">
        <text:list-item>
          <text:list>
            <text:list-item>
              <text:list>
                <text:list-item>
                  <text:p text:style-name="P57">Génération d’un rapport</text:p>
                </text:list-item>
              </text:list>
            </text:list-item>
          </text:list>
        </text:list-item>
      </text:list>
      <text:p text:style-name="P62"><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3"><text:span text:style-name="Strong_20_Emphasis"><text:span text:style-name="T6">Sortie JSON</text:span></text:span><text:span text:style-name="T6"> : pour intégration dans d’autres outils (CI).</text:span></text:p>
        </text:list-item>
      </text:list>
      <text:list text:style-name="L22">
        <text:list-item>
          <text:p text:style-name="P64"><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9"/>
      <text:list xml:id="list92401844018734" text:continue-list="list92401679442286" text:style-name="L1">
        <text:list-item>
          <text:list>
            <text:list-item>
              <text:list>
                <text:list-item>
                  <text:p text:style-name="P57">Interface CLI</text:p>
                </text:list-item>
              </text:list>
            </text:list-item>
          </text:list>
        </text:list-item>
      </text:list>
      <text:p text:style-name="P62"><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5"><text:soft-page-break/>text</text:p>
      <text:p text:style-name="P66">python -m code_review_ai review mon_fichier.py [--pdf dossier_pdfs] [--output json]</text:p>
      <text:list text:style-name="L23">
        <text:list-item>
          <text:p text:style-name="P67"><text:span text:style-name="T6">Gestion des chemins : fichier unique, dossier récursif, pattern </text:span><text:span text:style-name="Source_20_Text"><text:span text:style-name="T6">*.py</text:span></text:span><text:span text:style-name="T6">.</text:span></text:p>
        </text:list-item>
      </text:list>
      <text:p text:style-name="P62"/>
      <text:list xml:id="list92402911343848" text:continue-list="list92401844018734" text:style-name="L1">
        <text:list-item>
          <text:list>
            <text:list-item>
              <text:p text:style-name="P68">Flux de traitement (workflow)</text:p>
            </text:list-item>
          </text:list>
        </text:list-item>
      </text:list>
      <text:p text:style-name="P69"><text:span text:style-name="Strong_20_Emphasis"><text:span text:style-name="T6">Entrée</text:span></text:span><text:span text:style-name="T6"> : l’utilisateur lance la commande avec un fichier/dossier Python.</text:span></text:p>
      <text:list text:style-name="L24">
        <text:list-item>
          <text:p text:style-name="P70"><text:span text:style-name="Strong_20_Emphasis"><text:span text:style-name="T6">Analyse statique</text:span></text:span><text:span text:style-name="T6"> :</text:span></text:p>
          <text:list>
            <text:list-item>
              <text:p text:style-name="P70"><text:span text:style-name="T6">Parsing du/des fichiers avec </text:span><text:span text:style-name="Source_20_Text"><text:span text:style-name="T6">ast</text:span></text:span><text:span text:style-name="T6">.</text:span></text:p>
            </text:list-item>
            <text:list-item>
              <text:p text:style-name="P70"><text:span text:style-name="T6">Application des règles de style (nommage, guillemets) → </text:span><text:span text:style-name="Source_20_Text"><text:span text:style-name="T6">style_checker</text:span></text:span><text:span text:style-name="T6">.</text:span></text:p>
            </text:list-item>
            <text:list-item>
              <text:p text:style-name="P70"><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70"><text:span text:style-name="Strong_20_Emphasis"><text:span text:style-name="T6">Analyse algorithmique</text:span></text:span><text:span text:style-name="T6"> (si activée et si des PDF sont fournis) :</text:span></text:p>
          <text:list>
            <text:list-item>
              <text:p text:style-name="P71">Chargement de la base de connaissances.</text:p>
            </text:list-item>
            <text:list-item>
              <text:p text:style-name="P71">Pour chaque fonction pertinente, tentative de correspondance avec un motif connu.</text:p>
            </text:list-item>
            <text:list-item>
              <text:p text:style-name="P71">Si correspondance → suggestion d’amélioration.</text:p>
            </text:list-item>
          </text:list>
        </text:list-item>
        <text:list-item>
          <text:p text:style-name="P70"><text:span text:style-name="Strong_20_Emphasis"><text:span text:style-name="T6">Génération du rapport</text:span></text:span><text:span text:style-name="T6"> :</text:span></text:p>
          <text:list>
            <text:list-item>
              <text:p text:style-name="P71">Agrégation de toutes les observations.</text:p>
            </text:list-item>
            <text:list-item>
              <text:p text:style-name="P71">Ajout d’explications pédagogiques.</text:p>
            </text:list-item>
            <text:list-item>
              <text:p text:style-name="P72"><text:span text:style-name="T5">Affichage/sauvegarde selon le format demandé.</text:span></text:p>
            </text:list-item>
          </text:list>
        </text:list-item>
      </text:list>
      <text:list xml:id="list92402023535968" text:continue-list="list92402911343848" text:style-name="L1">
        <text:list-item>
          <text:list>
            <text:list-item>
              <text:p text:style-name="P68">Génération d’un pdf (phase avancée)</text:p>
            </text:list-item>
          </text:list>
        </text:list-item>
      </text:list>
      <text:p text:style-name="P73"/>
      <text:p text:style-name="P74">Pour la version avec apprentissage à partir des PDF, voici comment procéder :</text:p>
      <text:list text:style-name="L25">
        <text:list-item>
          <text:p text:style-name="P75"><text:span text:style-name="Strong_20_Emphasis">Extraction</text:span> : <text:span text:style-name="Source_20_Text">pdfplumber</text:span> extrait le texte et les tableaux.</text:p>
        </text:list-item>
        <text:list-item>
          <text:p text:style-name="P75"><text:span text:style-name="Strong_20_Emphasis">Prétraitement</text:span> : nettoyage, détection de sections (“Algorithmes de tri”, “Complexité”).</text:p>
        </text:list-item>
        <text:list-item>
          <text:p text:style-name="P75"><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5"><text:span text:style-name="Strong_20_Emphasis">Structuration</text:span> : transformation en entrée de la base de connaissances.</text:p>
        </text:list-item>
      </text:list>
      <text:p text:style-name="P73"/>
      <text:list xml:id="list92401867600007" text:continue-list="list92402023535968" text:style-name="L1">
        <text:list-item>
          <text:list>
            <text:list-item>
              <text:p text:style-name="P68">Tests et validation</text:p>
            </text:list-item>
          </text:list>
        </text:list-item>
      </text:list>
      <text:p text:style-name="P69"><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6"><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7"><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3"><text:soft-page-break/></text:p>
      <text:p text:style-name="P73"/>
      <text:list text:continue-list="list92401867600007" text:style-name="L1">
        <text:list-item>
          <text:list>
            <text:list-item>
              <text:p text:style-name="P68">Plan de développement</text:p>
            </text:list-item>
          </text:list>
        </text:list-item>
      </text:list>
      <text:p text:style-name="P78"/>
      <text:p text:style-name="P7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0"/>
      <text:p text:style-name="P81"/>
      <text:p text:style-name="P82"/>
      <text:p text:style-name="P83">1<text:span text:style-name="T7">7</text:span>.03.26 <text:span text:style-name="T8">(matin)</text:span></text:p>
      <text:p text:style-name="P83"/>
      <text:p text:style-name="P84">&gt; Création de l’architecture et des fichiers (vide)</text:p>
      <text:p text:style-name="P84">&gt; <text:span text:style-name="T9">Installation de dépendances avec un environnement conda.</text:span></text:p>
      <text:list text:style-name="L28">
        <text:list-item>
          <text:p text:style-name="P85">Utilisation de « conda env export &gt; environment.yml »</text:p>
        </text:list-item>
        <text:list-item>
          <text:p text:style-name="P86">Fichier requierments.txt très probablement inutile</text:p>
        </text:list-item>
      </text:list>
      <text:p text:style-name="P84">&gt; <text:span text:style-name="T10">Implémentation du code dans parser.py</text:span></text:p>
      <text:list text:style-name="L29">
        <text:list-item>
          <text:p text:style-name="P87">Création d’un fichier test_parser.py</text:p>
        </text:list-item>
        <text:list-item>
          <text:p text:style-name="P88">Test unitaire : <text:span text:style-name="T11">Erreur recontrée :</text:span></text:p>
        </text:list-item>
      </text:list>
      <text:p text:style-name="Text_20_body">====================================================================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2">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89">Utilisation d’une autre ligne de commande : python -m pytest tests/test_parser.py au lieu de pytest tests/test_parser.py : OK !</text:p>
        </text:list-item>
      </text:list>
      <text:p text:style-name="P84">&gt; <text:span text:style-name="T9">Problème rencontré avec Git &gt;&gt; </text:span><text:span text:style-name="T10">corrigé en suivant les lignes de codes proposé sur github lorsque le depôt est vide.</text:span></text:p>
      <text:p text:style-name="P84">&gt; <text:span text:style-name="T10">implémentation du code dans style_checker.py</text:span></text:p>
      <text:list text:style-name="L31">
        <text:list-item>
          <text:p text:style-name="P90">Création d’un fichier de test_unitaire</text:p>
        </text:list-item>
        <text:list-item>
          <text:p text:style-name="P90">Erreur : pas de core.style_checker trouvé. Idée de l’erreur : je n’ai pas initialisé le fichier python comme je l’ai fait avec parser.py en faisant python core/style_checker.py &gt; Not ok...</text:p>
        </text:list-item>
        <text:list-item>
          <text:p text:style-name="P90">Erreur trouvée : fichier non enregistré.</text:p>
        </text:list-item>
        <text:list-item>
          <text:p text:style-name="P90">Erreur trouvée : pas d’import ast &gt; <text:span text:style-name="T13">ajout de ast (normallement importé par parser.py???)</text:span></text:p>
        </text:list-item>
        <text:list-item>
          <text:p text:style-name="P91">Nouvelle erreur :</text:p>
        </text:list-item>
      </text:list>
      <text:p text:style-name="Text_20_body">============================================================= test session starts <text:soft-page-break/>============================================================== platform linux -- Python 3.13.12, pytest-9.0.2, pluggy-1.5.0 rootdir: /home/Archene/Dev/TPIA_Gateway collected 2 items</text:p>
      <text:p text:style-name="Text_20_body">tests/test_style_checker.py F. <text:s text:c="106"/>[100%]</text:p>
      <text:p text:style-name="Text_20_body">=================================================================== FAILURES =================================================================== ______________________________________________________________ test_naming_issues ______________________________________________________________</text:p>
      <text:p text:style-name="Text_20_body">sample_file_with_issues = PosixPath('/tmp/pytest-of-Archene/pytest-5/test_naming_issues0/sample_style.py')</text:p>
      <text:p text:style-name="P92">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2"><text:s text:c="2"/>assert len(naming_issues) == 3 <text:s/># maClasse, attributVariable, MaFonction</text:p>
      <text:p text:style-name="P92"><text:s text:c="4"/>^^^^^^^^^^^^^^^^^^^^^^^^^^^^^^</text:p>
      <text:p text:style-name="Text_20_body">E <text:s text:c="6"/>assert 2 == 3 E <text:s text:c="7"/>+ <text:s/>where 2 = len([{'line': 2, 'message': "Le nom de classe 'maClasse' devrait être en CamelCase (ex: MaClasse).", 'subtype': 'class_cas...MaFonction' devrait être en snake_case (ex: ma_variable).", 'subtype': 'snake_case', 'suggestion': 'ma_fonction', ...}])</text:p>
      <text:p text:style-name="Text_20_body">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Text_20_body">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 Docs: <text:a xlink:type="simple" xlink:href="https://docs.pytest.org/en/stable/how-to/capture-warnings.html" text:style-name="Internet_20_link" text:visited-style-name="Visited_20_Internet_20_Link">https://docs.pytest.org/en/stable/how-to/capture-warnings.html</text:a> =========================================================== short test summary info ============================================================ FAILED tests/test_style_checker.py::test_naming_issues - assert 2 == 3 =================================================== 1 failed, 1 passed, 51 warnings in 0.03s ===================================================</text:p>
      <text:list text:style-name="L32">
        <text:list-item>
          <text:p text:style-name="P93">Deux modifications : parser.py et style_checker.py</text:p>
        </text:list-item>
      </text:list>
      <text:p text:style-name="P84"><text:soft-page-break/>&gt; <text:span text:style-name="T14">Création du fichier error_detector.py et de son fichier test, </text:span><text:span text:style-name="T15">et son intégration dans le CLI </text:span><text:span text:style-name="T16">(modification de main.py)</text:span></text:p>
      <text:list text:style-name="L33">
        <text:list-item>
          <text:p text:style-name="P94">Il manque la librairie pylint &gt; ajout dans <text:span text:style-name="T17">le fichier environment.</text:span>yml</text:p>
        </text:list-item>
      </text:list>
      <text:p text:style-name="P84"/>
      <text:list text:style-name="L34">
        <text:list-item>
          <text:p text:style-name="P95">Que fait parser.py ?</text:p>
        </text:list-item>
        <text:list-item>
          <text:p text:style-name="P95">Que fait style_checker.py ?</text:p>
        </text:list-item>
        <text:list-item>
          <text:p text:style-name="P95">Que fait error_detector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09:24:00.894080339</dc:date>
    <meta:editing-duration>PT1H29M39S</meta:editing-duration>
    <meta:editing-cycles>16</meta:editing-cycles>
    <meta:generator>LibreOffice/26.2.1.2$Linux_X86_64 LibreOffice_project/620$Build-2</meta:generator>
    <meta:document-statistic meta:table-count="1" meta:image-count="0" meta:object-count="0" meta:page-count="10" meta:paragraph-count="220" meta:word-count="2179" meta:character-count="16106" meta:non-whitespace-character-count="14087"/>
  </office:meta>
</office:document-meta>
</file>